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ffc09" officeooo:paragraph-rsid="001ffc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da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9T18:06:54.608335870</meta:creation-date>
    <dc:date>2020-03-19T18:07:09.628493399</dc:date>
    <meta:editing-duration>PT16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6.0.7.3$Linux_X86_64 LibreOffice_project/00m0$Build-3</meta:generator>
  </office:meta>
</office:document-meta>
</file>